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6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Separador" style:data-style-name="N168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1" style:family="table-cell" style:parent-style-name="Separador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Heading" style:data-style-name="N168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68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13122 - mens. 08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09-24" calcext:value-type="date">
            <text:p>24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13135 - mens. 09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0-30" calcext:value-type="date">
            <text:p>30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13148 - mens. 10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2-06" calcext:value-type="date">
            <text:p>06/12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13161 - mens. 11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2-06" calcext:value-type="date">
            <text:p>06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13174 - mens. 12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5-01-23" calcext:value-type="date">
            <text:p>23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13187 - mens. 01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2-26" calcext:value-type="date">
            <text:p>26/02/2025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13200 - mens. 02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3-27" calcext:value-type="date">
            <text:p>27/03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13213 - mens. 03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4-29" calcext:value-type="date">
            <text:p>29/04/2025</text:p>
          </table:table-cell>
          <table:table-cell table:style-name="ce47" table:formula="of:=[.C9]-[.F9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13227 - mens. 04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 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5-26" calcext:value-type="date">
            <text:p>26/05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13241 - mens. 05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6-26" calcext:value-type="date">
            <text:p>26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13255 - mens. 06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7-29" calcext:value-type="date">
            <text:p>29/07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69 - mens. 07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8-29" calcext:value-type="date">
            <text:p>29/08/2025</text:p>
          </table:table-cell>
          <table:table-cell table:style-name="ce47" table:formula="of:=[.C13]-[.F1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13])" office:value-type="float" office:value="0" calcext:value-type="float">
            <text:p>-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</number:text>
      <number:number number:decimal-places="0" number:min-decimal-places="0" number:min-integer-digits="1" number:grouping="true"/>
    </number:number-style>
    <number:number-style style:name="N12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minutes number:style="long"/>
      <number:text>:</number:text>
      <number:seconds number:style="long"/>
    </number:time-style>
    <number:number-style style:name="N13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4">
      <number:text>(</number:text>
      <number:currency-symbol/>
      <number:text>\,)</number:text>
      <style:map style:condition="value()&gt;=0" style:apply-style-name="N134P0"/>
    </number:currency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percentage-style style:name="N137">
      <number:number number:decimal-places="1" number:min-decimal-places="1" number:min-integer-digits="1"/>
      <number:text>%</number:text>
    </number:percentag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">
      <number:text>- 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""""""""""""""""""""""""""""""""""</number:text>
    </number:number-style>
    <number:number-style style:name="N153P1" style:volatile="true">
      <number:text>R$(""""""""""""""""""""""""""""""""""""""""""""""""""</number:text>
    </number:number-style>
    <number:number-style style:name="N153">
      <number:text>R$-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0" number:min-decimal-places="0" number:min-integer-digits="0"/>
      <number:text>"</number:text>
    </number:number-style>
    <number:currency-style style:name="N15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5P0"/>
    </number:currency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6">
      <number:text>-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8">
      <number:text>-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""""""""""""""""""""""""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1:44:59.971447600">00:00:00</text:time></text:span><text:span text:style-name="MT2"><text:s/></text:span></text:p>
        </style:region-center>
        <style:region-right>
          <text:p><text:span text:style-name="MT3">Big Far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Big Farma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1:44:59.981761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09-01T11:45:17.612853800</dc:date>
    <dc:language>pt-PT</dc:language>
    <meta:editing-cycles>661</meta:editing-cycles>
    <meta:editing-duration>P3DT15H12M55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